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1036" calcext:value-type="float">
            <text:p>52.4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00176" calcext:value-type="float">
            <text:p>51.7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14176" calcext:value-type="float">
            <text:p>49.4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19104" calcext:value-type="float">
            <text:p>49.2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1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85248" calcext:value-type="float">
            <text:p>48.0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68128" calcext:value-type="float">
            <text:p>48.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1784" calcext:value-type="float">
            <text:p>47.8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8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83624" calcext:value-type="float">
            <text:p>47.2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6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35568" calcext:value-type="float">
            <text:p>46.8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7448" calcext:value-type="float">
            <text:p>47.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88424" calcext:value-type="float">
            <text:p>47.5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85504" calcext:value-type="float">
            <text:p>47.0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4872" calcext:value-type="float">
            <text:p>48.1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50224" calcext:value-type="float">
            <text:p>46.7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41336" calcext:value-type="float">
            <text:p>45.7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4136" calcext:value-type="float">
            <text:p>45.2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78624" calcext:value-type="float">
            <text:p>45.3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01256" calcext:value-type="float">
            <text:p>45.1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6792" calcext:value-type="float">
            <text:p>44.4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7296" calcext:value-type="float">
            <text:p>43.8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4288" calcext:value-type="float">
            <text:p>44.2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09501</text:p>
          </table:table-cell>
          <table:table-cell office:value-type="string" calcext:value-type="string">
            <text:p>199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2472" calcext:value-type="float">
            <text:p>44.1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